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2.794cm" svg:y1="9.144cm" svg:x2="2.794cm" svg:y2="2.286cm">
          <text:p/>
        </draw:line>
        <draw:line draw:style-name="gr1" draw:text-style-name="P1" draw:layer="layout" svg:x1="2.794cm" svg:y1="9.144cm" svg:x2="9.144cm" svg:y2="9.144cm">
          <text:p/>
        </draw:line>
        <draw:frame draw:style-name="gr2" draw:text-style-name="P2" draw:layer="layout" svg:width="3.385cm" svg:height="0.962cm" svg:x="3.727cm" svg:y="9.198cm">
          <draw:text-box>
            <text:p>Clearance</text:p>
          </draw:text-box>
        </draw:frame>
        <draw:frame draw:style-name="gr2" draw:text-style-name="P2" draw:layer="layout" svg:width="6.666cm" svg:height="0.962cm" draw:transform="rotate (1.56329141101132) translate (1.524cm 9.137cm)">
          <draw:text-box>
            <text:p>Volume of Distribution</text:p>
          </draw:text-box>
        </draw:frame>
        <draw:line draw:style-name="gr1" draw:text-style-name="P1" draw:layer="layout" svg:x1="14.894cm" svg:y1="9.144cm" svg:x2="14.894cm" svg:y2="2.286cm">
          <text:p/>
        </draw:line>
        <draw:line draw:style-name="gr1" draw:text-style-name="P1" draw:layer="layout" svg:x1="14.894cm" svg:y1="9.144cm" svg:x2="21.244cm" svg:y2="9.144cm">
          <text:p/>
        </draw:line>
        <draw:frame draw:style-name="gr2" draw:text-style-name="P2" draw:layer="layout" svg:width="7.69cm" svg:height="0.962cm" svg:x="14.732cm" svg:y="9.452cm">
          <draw:text-box>
            <text:p>Clearance / Free Fraction</text:p>
          </draw:text-box>
        </draw:frame>
        <draw:frame draw:style-name="gr2" draw:text-style-name="P2" draw:layer="layout" svg:width="10.971cm" svg:height="0.962cm" draw:transform="rotate (1.56329141101132) translate (13.434cm 11.677cm)">
          <draw:text-box>
            <text:p><text:span text:style-name="T1">Volume of Distribution</text:span> / Free Fraction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24T23:36:00.354000000</meta:creation-date>
    <dc:date>2022-01-24T23:41:19.573000000</dc:date>
    <meta:editing-duration>PT5M19S</meta:editing-duration>
    <meta:editing-cycles>1</meta:editing-cycles>
    <meta:document-statistic meta:object-count="31"/>
    <meta:generator>LibreOffice/6.2.1.2$Windows_X86_64 LibreOffice_project/7bcb35dc3024a62dea0caee87020152d1ee96e71</meta:generator>
  </office:meta>
</office:document-meta>
</file>